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6" style:family="table-cell" style:parent-style-name="Excel_32_Built-in_32_Normal" style:data-style-name="N38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9pt" style:font-size-asian="9pt" style:font-size-complex="9pt"/>
    </style:style>
    <style:style style:name="ce7" style:family="table-cell" style:parent-style-name="Default" style:data-style-name="N19">
      <style:table-cell-properties fo:border-top="thin solid #000000" fo:border-bottom="thin solid #000000" fo:border-left="thick solid #000000" fo:border-right="thin solid #000000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12" style:family="table-cell" style:parent-style-name="Default" style:data-style-name="N19">
      <style:table-cell-properties fo:border-top="thin solid #000000" fo:border-bottom="thick solid #000000" fo:border-left="thick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ck solid #000000" fo:border-left="thin solid #000000" fo:border-right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16" style:family="table-cell" style:parent-style-name="Excel_32_Built-in_32_Normal" style:data-style-name="N38">
      <style:table-cell-properties fo:border-top="thick solid #000000" fo:border-bottom="thin solid #000000" fo:border-left="thick solid #000000" fo:border-right="thick solid #000000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8pt" style:font-size-asian="18pt" style:font-size-complex="18pt"/>
    </style:style>
    <style:style style:name="ce17" style:family="table-cell" style:parent-style-name="Excel_32_Built-in_32_Normal" style:data-style-name="N38">
      <style:table-cell-properties fo:border-top="thick solid #000000" fo:border-bottom="none" fo:border-left="thick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8pt" style:font-size-asian="18pt" style:font-size-complex="18pt"/>
    </style:style>
    <style:style style:name="ce18" style:family="table-cell" style:parent-style-name="Excel_32_Built-in_32_Normal" style:data-style-name="N38">
      <style:table-cell-properties fo:border-top="thick solid #000000" fo:border-bottom="none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8pt" style:font-size-asian="18pt" style:font-size-complex="18pt"/>
    </style:style>
    <style:style style:name="ce19" style:family="table-cell" style:parent-style-name="Excel_32_Built-in_32_Normal" style:data-style-name="N38">
      <style:table-cell-properties fo:border-top="thick solid #000000" fo:border-bottom="none" fo:border-left="none" fo:border-right="thick solid #000000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8pt" style:font-size-asian="18pt" style:font-size-complex="18pt"/>
    </style:style>
    <style:style style:name="ce20" style:family="table-cell" style:parent-style-name="Excel_32_Built-in_32_Normal" style:data-style-name="N38">
      <style:table-cell-properties fo:border-top="none" fo:border-bottom="thin solid #000000" fo:border-left="thick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8pt" style:font-size-asian="18pt" style:font-size-complex="18pt"/>
    </style:style>
    <style:style style:name="ce21" style:family="table-cell" style:parent-style-name="Excel_32_Built-in_32_Normal" style:data-style-name="N38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8pt" style:font-size-asian="18pt" style:font-size-complex="18pt"/>
    </style:style>
    <style:style style:name="ce22" style:family="table-cell" style:parent-style-name="Excel_32_Built-in_32_Normal" style:data-style-name="N38">
      <style:table-cell-properties fo:border-top="none" fo:border-bottom="thin solid #000000" fo:border-left="none" fo:border-right="thick solid #000000" style:vertical-align="automatic" fo:background-color="transparent" style:cell-protect="protected" style:repeat-content="false"/>
      <style:paragraph-properties fo:text-align="center"/>
      <style:text-properties fo:color="#000000" style:font-name="Calibri1" style:font-name-asian="Calibri1" style:font-name-complex="Calibri1" fo:font-size="18pt" style:font-size-asian="18pt" style:font-size-complex="18pt"/>
    </style:style>
    <style:style style:name="ce23" style:family="table-cell" style:parent-style-name="Default" style:data-style-name="N19">
      <style:table-cell-properties fo:border-top="none" fo:border-bottom="thin solid #000000" fo:border-left="thick solid #000000" fo:border-right="thin solid #000000" style:vertical-align="middle" style:repeat-content="false"/>
      <style:paragraph-properties fo:text-align="center"/>
    </style:style>
    <style:style style:name="ce24" style:family="table-cell" style:parent-style-name="Default" style:data-style-name="N19">
      <style:table-cell-properties fo:border-top="thin solid #000000" fo:border-bottom="none" fo:border-left="thick solid #000000" fo:border-right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461cm"/>
    </style:style>
    <style:style style:name="co3" style:family="table-column">
      <style:table-column-properties fo:break-before="auto" style:column-width="2.582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45016666666667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2.94216666666667cm"/>
    </style:style>
    <style:style style:name="co8" style:family="table-column">
      <style:table-column-properties fo:break-before="auto" style:column-width="2.24366666666667cm"/>
    </style:style>
    <style:style style:name="co9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4.4pt" style:use-optimal-row-height="false" fo:break-before="auto"/>
    </style:style>
    <style:style style:name="ro4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3" table:default-cell-style-name="ce2"/>
        <table:table-column table:style-name="co8" table:number-columns-repeated="1013" table:default-cell-style-name="ce2"/>
        <table:table-column table:style-name="co9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number-columns-repeated="7" table:style-name="ce2"/>
          <table:table-cell table:style-name="ce6"/>
          <table:table-cell table:number-columns-repeated="16376"/>
        </table:table-row>
        <table:table-row table:style-name="ro3">
          <table:table-cell office:value-type="string" table:number-columns-spanned="7" table:number-rows-spanned="2" table:style-name="ce16">
            <text:p>Dienstplan <text:s/>FF Einfeld</text:p>
          </table:table-cell>
          <table:covered-table-cell>
            <draw:frame draw:z-index="1" draw:id="id0" draw:style-name="a0" draw:name="Grafik 1" svg:x="1.26896in" svg:y="0.025in" svg:width="0.38937in" svg:height="0.35189in" style:rel-width="scale" style:rel-height="scale">
              <draw:image xlink:href="media/image1.jpeg" xlink:type="simple" xlink:show="embed" xlink:actuate="onLoad"/>
              <svg:title/>
              <svg:desc/>
            </draw:frame>
          </table:covered-table-cell>
          <table:covered-table-cell table:number-columns-repeated="2"/>
          <table:covered-table-cell>
            <draw:frame draw:z-index="2" draw:id="id1" draw:style-name="a1" draw:name="Grafik 2" svg:x="1.32756in" svg:y="0.025in" svg:width="0.36411in" svg:height="0.33642in" style:rel-width="scale" style:rel-height="scale">
              <draw:image xlink:href="media/image1.jpeg" xlink:type="simple" xlink:show="embed" xlink:actuate="onLoad"/>
              <svg:title/>
              <svg:desc/>
            </draw:frame>
          </table:covered-table-cell>
          <table:covered-table-cell table:number-columns-repeated="2"/>
          <table:table-cell table:style-name="ce1"/>
          <table:table-cell table:number-columns-repeated="16376"/>
        </table:table-row>
        <table:table-row table:style-name="ro1">
          <table:covered-table-cell/>
          <table:covered-table-cell table:number-columns-repeated="6"/>
          <table:table-cell table:style-name="ce1"/>
          <table:table-cell table:number-columns-repeated="16376"/>
        </table:table-row>
        <table:table-row table:style-name="ro1">
          <table:table-cell office:value-type="date" office:date-value="2020-03-06T00:00:00" table:style-name="ce24">
            <text:p>06.03.2020</text:p>
          </table:table-cell>
          <table:table-cell office:value-type="string" table:style-name="ce8">
            <text:p>Aufbau JHV</text:p>
          </table:table-cell>
          <table:table-cell office:value-type="string" table:style-name="ce26">
            <text:p>13.00-16.00</text:p>
          </table:table-cell>
          <table:table-cell office:value-type="string" table:style-name="ce10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Arbeitskleidung</text:p>
          </table:table-cell>
          <table:table-cell office:value-type="string" table:style-name="ce11">
            <text:p>Wehrführung</text:p>
          </table:table-cell>
          <table:table-cell table:style-name="ce1"/>
          <table:table-cell table:number-columns-repeated="16376"/>
        </table:table-row>
        <table:table-row table:style-name="ro1">
          <table:table-cell table:style-name="ce23"/>
          <table:table-cell office:value-type="string" table:style-name="ce8">
            <text:p>Jahreshauptversammlung</text:p>
          </table:table-cell>
          <table:table-cell office:value-type="string" table:style-name="ce9">
            <text:p>20.00-22.00</text:p>
          </table:table-cell>
          <table:table-cell office:value-type="string" table:style-name="ce10">
            <text:p>Alle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Ausgehuniform</text:p>
          </table:table-cell>
          <table:table-cell office:value-type="string" table:style-name="ce11">
            <text:p>Wehrführung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3-10T00:00:00" table:style-name="ce7">
            <text:p>10.03.2020</text:p>
          </table:table-cell>
          <table:table-cell office:value-type="string" table:style-name="ce3">
            <text:p>Übungsdienst</text:p>
          </table:table-cell>
          <table:table-cell office:value-type="string" table:style-name="ce4">
            <text:p>19:30-22.00</text:p>
          </table:table-cell>
          <table:table-cell office:value-type="float" office:value="1.2" table:style-name="ce10">
            <text:p>1,2</text:p>
          </table:table-cell>
          <table:table-cell office:value-type="string" table:style-name="ce8">
            <text:p>Feuerwehrhaus</text:p>
          </table:table-cell>
          <table:table-cell office:value-type="string" table:style-name="ce3">
            <text:p>PSA</text:p>
          </table:table-cell>
          <table:table-cell office:value-type="string" table:style-name="ce5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3-17T00:00:00" table:style-name="ce7">
            <text:p>17.03.2020</text:p>
          </table:table-cell>
          <table:table-cell office:value-type="string" table:style-name="ce8">
            <text:p>Sicherheitsunterweisung</text:p>
          </table:table-cell>
          <table:table-cell office:value-type="string" table:style-name="ce9">
            <text:p>19.30-22.00</text:p>
          </table:table-cell>
          <table:table-cell office:value-type="string" table:style-name="ce10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Tagesdienstuniform</text:p>
          </table:table-cell>
          <table:table-cell office:value-type="string" table:style-name="ce11">
            <text:p>SiBe -S. Kram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3-20T00:00:00" table:style-name="ce7">
            <text:p>20.03.2020</text:p>
          </table:table-cell>
          <table:table-cell office:value-type="string" table:style-name="ce8">
            <text:p>JHV Stadtverband</text:p>
          </table:table-cell>
          <table:table-cell office:value-type="string" table:style-name="ce9">
            <text:p>19.00-22.00</text:p>
          </table:table-cell>
          <table:table-cell office:value-type="string" table:style-name="ce10">
            <text:p>Delegierte</text:p>
          </table:table-cell>
          <table:table-cell office:value-type="string" table:style-name="ce8">
            <text:p>HoHa Restaurant</text:p>
          </table:table-cell>
          <table:table-cell office:value-type="string" table:style-name="ce8">
            <text:p>Ausgehuniform</text:p>
          </table:table-cell>
          <table:table-cell office:value-type="string" table:style-name="ce11">
            <text:p>Vorstand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4-07T00:00:00" table:style-name="ce7">
            <text:p>07.04.2020</text:p>
          </table:table-cell>
          <table:table-cell office:value-type="string" table:style-name="ce8">
            <text:p>Montsversammlung</text:p>
          </table:table-cell>
          <table:table-cell office:value-type="string" table:style-name="ce9">
            <text:p>20.00-22.00</text:p>
          </table:table-cell>
          <table:table-cell office:value-type="string" table:style-name="ce10">
            <text:p>Alle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Tagesdienstuniform</text:p>
          </table:table-cell>
          <table:table-cell office:value-type="string" table:style-name="ce11">
            <text:p>Wehrführung.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4-14T00:00:00" table:style-name="ce7">
            <text:p>14.04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float" office:value="1.2" table:style-name="ce8">
            <text:p>1,2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4-21T00:00:00" table:style-name="ce7">
            <text:p>21.04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string" table:style-name="ce10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5-05T00:00:00" table:style-name="ce7">
            <text:p>05.05.2020</text:p>
          </table:table-cell>
          <table:table-cell office:value-type="string" table:style-name="ce8">
            <text:p>Montsversammlung</text:p>
          </table:table-cell>
          <table:table-cell office:value-type="string" table:style-name="ce9">
            <text:p>20.00-22.00</text:p>
          </table:table-cell>
          <table:table-cell office:value-type="string" table:style-name="ce10">
            <text:p>Alle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Tagesdienstuniform</text:p>
          </table:table-cell>
          <table:table-cell office:value-type="string" table:style-name="ce11">
            <text:p>Wehrführung.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5-12T00:00:00" table:style-name="ce7">
            <text:p>12.05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float" office:value="1.2" table:style-name="ce8">
            <text:p>1,2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4">
          <table:table-cell office:value-type="date" office:date-value="2020-05-19T00:00:00" table:style-name="ce7">
            <text:p>19.05.2020</text:p>
          </table:table-cell>
          <table:table-cell office:value-type="string" table:style-name="ce8">
            <text:p>Dienst mit der RK-Einfeld</text:p>
          </table:table-cell>
          <table:table-cell office:value-type="string" table:style-name="ce25">
            <text:p>19.00-22.00</text:p>
          </table:table-cell>
          <table:table-cell office:value-type="string" table:style-name="ce10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Lotha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6-02T00:00:00" table:style-name="ce7">
            <text:p>02.06.2020</text:p>
          </table:table-cell>
          <table:table-cell office:value-type="string" table:style-name="ce8">
            <text:p>Montsversammlung</text:p>
          </table:table-cell>
          <table:table-cell office:value-type="string" table:style-name="ce9">
            <text:p>20.00-22.00</text:p>
          </table:table-cell>
          <table:table-cell office:value-type="string" table:style-name="ce10">
            <text:p>Alle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Tagesdienstuniform</text:p>
          </table:table-cell>
          <table:table-cell office:value-type="string" table:style-name="ce11">
            <text:p>Wehrführung.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6-09T00:00:00" table:style-name="ce7">
            <text:p>09.06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float" office:value="1.2" table:style-name="ce8">
            <text:p>1,2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6-16T00:00:00" table:style-name="ce7">
            <text:p>16.06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string" table:style-name="ce10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7-03T00:00:00" table:style-name="ce7">
            <text:p>03.07.2020</text:p>
          </table:table-cell>
          <table:table-cell office:value-type="string" table:style-name="ce8">
            <text:p>Spielplatzaktion vom JfH</text:p>
          </table:table-cell>
          <table:table-cell office:value-type="string" table:style-name="ce26">
            <text:p>14.30-18.00</text:p>
          </table:table-cell>
          <table:table-cell office:value-type="string" table:style-name="ce3">
            <text:p>5 Kam.</text:p>
          </table:table-cell>
          <table:table-cell office:value-type="string" table:style-name="ce8">
            <text:p>Flaadenweg</text:p>
          </table:table-cell>
          <table:table-cell office:value-type="string" table:style-name="ce8">
            <text:p>PSA</text:p>
          </table:table-cell>
          <table:table-cell table:style-name="ce11"/>
          <table:table-cell table:style-name="ce1"/>
          <table:table-cell table:number-columns-repeated="16376"/>
        </table:table-row>
        <table:table-row table:style-name="ro1">
          <table:table-cell office:value-type="date" office:date-value="2020-07-07T00:00:00" table:style-name="ce7">
            <text:p>07.07.2020</text:p>
          </table:table-cell>
          <table:table-cell office:value-type="string" table:style-name="ce8">
            <text:p>Montsversammlung</text:p>
          </table:table-cell>
          <table:table-cell office:value-type="string" table:style-name="ce9">
            <text:p>19.30-22.00</text:p>
          </table:table-cell>
          <table:table-cell office:value-type="string" table:style-name="ce8">
            <text:p>Alle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Tagesdienstuniform</text:p>
          </table:table-cell>
          <table:table-cell office:value-type="string" table:style-name="ce11">
            <text:p>Wehrführung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7-14T00:00:00" table:style-name="ce7">
            <text:p>14.07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float" office:value="1.2" table:style-name="ce8">
            <text:p>1,2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7-21T00:00:00" table:style-name="ce7">
            <text:p>21.07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string" table:style-name="ce8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8-04T00:00:00" table:style-name="ce7">
            <text:p>04.08.2020</text:p>
          </table:table-cell>
          <table:table-cell office:value-type="string" table:style-name="ce8">
            <text:p>Montsversammlung</text:p>
          </table:table-cell>
          <table:table-cell office:value-type="string" table:style-name="ce9">
            <text:p>20.00-22.00</text:p>
          </table:table-cell>
          <table:table-cell office:value-type="string" table:style-name="ce8">
            <text:p>Alle</text:p>
          </table:table-cell>
          <table:table-cell office:value-type="string" table:style-name="ce8">
            <text:p>Feuerwherhaus</text:p>
          </table:table-cell>
          <table:table-cell office:value-type="string" table:style-name="ce8">
            <text:p>Tagesdienstuniform</text:p>
          </table:table-cell>
          <table:table-cell office:value-type="string" table:style-name="ce11">
            <text:p>Wehrführung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8-11T00:00:00" table:style-name="ce7">
            <text:p>11.08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float" office:value="1.2" table:style-name="ce8">
            <text:p>1,2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8-18T00:00:00" table:style-name="ce7">
            <text:p>18.08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string" table:style-name="ce8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9-01T00:00:00" table:style-name="ce7">
            <text:p>01.09.2020</text:p>
          </table:table-cell>
          <table:table-cell office:value-type="string" table:style-name="ce8">
            <text:p>Montsversammlung</text:p>
          </table:table-cell>
          <table:table-cell office:value-type="string" table:style-name="ce9">
            <text:p>20.00-22.00</text:p>
          </table:table-cell>
          <table:table-cell office:value-type="string" table:style-name="ce8">
            <text:p>Alle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Tagesdienstuniform</text:p>
          </table:table-cell>
          <table:table-cell office:value-type="string" table:style-name="ce11">
            <text:p>Wehrführung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9-08T00:00:00" table:style-name="ce7">
            <text:p>08.09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float" office:value="1.2" table:style-name="ce8">
            <text:p>1,2</text:p>
          </table:table-cell>
          <table:table-cell office:value-type="string" table:style-name="ce8">
            <text:p>Feuerwhe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09-15T00:00:00" table:style-name="ce7">
            <text:p>15.09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string" table:style-name="ce8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10-02T00:00:00" table:style-name="ce7">
            <text:p>02.10.2020</text:p>
          </table:table-cell>
          <table:table-cell office:value-type="string" table:style-name="ce8">
            <text:p>Laternelaufen</text:p>
          </table:table-cell>
          <table:table-cell office:value-type="string" table:style-name="ce26">
            <text:p>18.45-20.00</text:p>
          </table:table-cell>
          <table:table-cell office:value-type="string" table:style-name="ce8">
            <text:p>1,2,3</text:p>
          </table:table-cell>
          <table:table-cell office:value-type="string" table:style-name="ce8">
            <text:p>Jugendfreizeitheim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Wehrführung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10-06T00:00:00" table:style-name="ce7">
            <text:p>06.10.2020</text:p>
          </table:table-cell>
          <table:table-cell office:value-type="string" table:style-name="ce8">
            <text:p>Montsversammlung</text:p>
          </table:table-cell>
          <table:table-cell office:value-type="string" table:style-name="ce9">
            <text:p>20.00-22.00</text:p>
          </table:table-cell>
          <table:table-cell office:value-type="string" table:style-name="ce8">
            <text:p>Alle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Tagesdienstuniform</text:p>
          </table:table-cell>
          <table:table-cell office:value-type="string" table:style-name="ce11">
            <text:p>Wehrführung.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10-13T00:00:00" table:style-name="ce7">
            <text:p>13.10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float" office:value="1.2" table:style-name="ce8">
            <text:p>1,2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10-20T00:00:00" table:style-name="ce7">
            <text:p>20.10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string" table:style-name="ce8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11-03T00:00:00" table:style-name="ce7">
            <text:p>03.11.2020</text:p>
          </table:table-cell>
          <table:table-cell office:value-type="string" table:style-name="ce8">
            <text:p>Montsversammlung</text:p>
          </table:table-cell>
          <table:table-cell office:value-type="string" table:style-name="ce9">
            <text:p>20.00-22.00</text:p>
          </table:table-cell>
          <table:table-cell office:value-type="string" table:style-name="ce8">
            <text:p>Alle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Tagesdienstuniform</text:p>
          </table:table-cell>
          <table:table-cell office:value-type="string" table:style-name="ce11">
            <text:p>Wehrführung.</text:p>
          </table:table-cell>
          <table:table-cell table:style-name="ce1"/>
          <table:table-cell table:number-columns-repeated="16376"/>
        </table:table-row>
        <table:table-row table:style-name="ro1">
          <table:table-cell office:value-type="date" office:date-value="2020-11-10T00:00:00" table:style-name="ce7">
            <text:p>10.11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float" office:value="1.2" table:style-name="ce8">
            <text:p>1,2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date" office:date-value="2020-11-17T00:00:00" table:style-name="ce7">
            <text:p>17.11.2020</text:p>
          </table:table-cell>
          <table:table-cell office:value-type="string" table:style-name="ce8">
            <text:p>Übungsdienst</text:p>
          </table:table-cell>
          <table:table-cell office:value-type="string" table:style-name="ce9">
            <text:p>19.30-22.00</text:p>
          </table:table-cell>
          <table:table-cell office:value-type="string" table:style-name="ce8">
            <text:p>1,2,3</text:p>
          </table:table-cell>
          <table:table-cell office:value-type="string" table:style-name="ce8">
            <text:p>Feuerwehrhaus</text:p>
          </table:table-cell>
          <table:table-cell office:value-type="string" table:style-name="ce8">
            <text:p>PSA</text:p>
          </table:table-cell>
          <table:table-cell office:value-type="string" table:style-name="ce11">
            <text:p>Gruppenführer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office:value-type="date" office:date-value="2020-12-04T00:00:00" table:style-name="ce12">
            <text:p>04.12.2020</text:p>
          </table:table-cell>
          <table:table-cell office:value-type="string" table:style-name="ce13">
            <text:p>Weihnachtsfeier</text:p>
          </table:table-cell>
          <table:table-cell office:value-type="string" table:style-name="ce14">
            <text:p>18.00-Ende</text:p>
          </table:table-cell>
          <table:table-cell office:value-type="string" table:style-name="ce13">
            <text:p>Alle</text:p>
          </table:table-cell>
          <table:table-cell office:value-type="string" table:style-name="ce13">
            <text:p>Feuerwehrhaus</text:p>
          </table:table-cell>
          <table:table-cell office:value-type="string" table:style-name="ce13">
            <text:p>Zivil</text:p>
          </table:table-cell>
          <table:table-cell office:value-type="string" table:style-name="ce15">
            <text:p>Festausschuss</text:p>
          </table:table-cell>
          <table:table-cell table:number-columns-repeated="1017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number-style style:name="N38" number:language="de" number:country="DE">
      <number:number number:min-integer-digits="1"/>
    </number:number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Excel_32_Built-in_32_Normal" style:display-name="Excel Built-in Normal" style:family="table-cell" style:data-style-name="N38">
      <style:table-cell-properties style:vertical-align="automatic" fo:background-color="transparent"/>
      <style:text-properties fo:color="#000000"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95%" style:table-centering="both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localadmin</dc:creator>
    <dc:date>2020-01-06T18:27:05Z</dc:date>
    <meta:print-date>2020-01-06T18:24:35Z</meta:print-date>
    <meta:editing-cycles>5</meta:editing-cycles>
    <meta:editing-duration>PT0S</meta:editing-duration>
  </office:meta>
</office:document-meta>
</file>